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47ff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7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draw:marker-start="" draw:marker-end="Arrowheads_20_1"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draw:marker-start="Arrowheads_20_1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Arrowheads_20_1" draw:marker-end="" draw:fill="none" draw:textarea-vertical-align="middle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withoutfill">
      <style:graphic-properties draw:stroke="dash" draw:stroke-dash="_32__20_Dots_20_1_20_Dash" svg:stroke-color="#ff0000" draw:fill="none" draw:textarea-vertical-align="middle"/>
    </style:style>
    <style:style style:name="gr1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18pt" style:font-size-complex="18pt"/>
    </style:style>
    <style:style style:name="P3" style:family="paragraph">
      <style:text-properties fo:font-size="24pt" fo:font-weight="bold" style:font-size-asian="18pt" style:font-size-complex="18pt"/>
    </style:style>
    <style:style style:name="P4" style:family="paragraph">
      <style:text-properties fo:color="#ff0000" fo:font-size="18pt" fo:font-style="italic" fo:font-weight="bold" style:font-size-asian="18pt" style:font-size-complex="18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c5000b"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cm" svg:y1="0.8cm" svg:x2="2.2cm" svg:y2="19.2cm">
          <text:p/>
        </draw:line>
        <draw:line draw:style-name="gr2" draw:text-style-name="P2" draw:layer="layout" svg:x1="2.191cm" svg:y1="19.2cm" svg:x2="26.691cm" svg:y2="19.2cm">
          <text:p/>
        </draw:line>
        <draw:frame draw:style-name="gr3" draw:text-style-name="P3" draw:layer="layout" svg:width="1.018cm" svg:height="1.195cm" svg:x="0.7cm" svg:y="1.2cm">
          <draw:text-box>
            <text:p text:style-name="P3">T</text:p>
          </draw:text-box>
        </draw:frame>
        <draw:frame draw:style-name="gr4" draw:text-style-name="P3" draw:layer="layout" svg:width="0.972cm" svg:height="1.195cm" svg:x="25.08cm" svg:y="19.4cm">
          <draw:text-box>
            <text:p text:style-name="P3">s</text:p>
          </draw:text-box>
        </draw:frame>
        <draw:line draw:style-name="gr5" draw:text-style-name="P1" draw:layer="layout" svg:x1="10.4cm" svg:y1="9.6cm" svg:x2="19cm" svg:y2="9.6cm">
          <text:p/>
        </draw:line>
        <draw:line draw:style-name="gr5" draw:text-style-name="P1" draw:layer="layout" svg:x1="10.4cm" svg:y1="9.6cm" svg:x2="5.9cm" svg:y2="12cm">
          <text:p/>
        </draw:line>
        <draw:line draw:style-name="gr6" draw:text-style-name="P1" draw:layer="layout" svg:x1="19cm" svg:y1="9.6cm" svg:x2="20.8cm" svg:y2="7.8cm">
          <text:p/>
        </draw:line>
        <draw:frame draw:style-name="gr4" draw:text-style-name="P4" draw:layer="layout" svg:width="1.209cm" svg:height="1.061cm" svg:x="23.891cm" svg:y="3.2cm">
          <draw:text-box>
            <text:p text:style-name="P4">P<text:span text:style-name="T1">1</text:span></text:p>
          </draw:text-box>
        </draw:frame>
        <draw:line draw:style-name="gr7" draw:text-style-name="P1" draw:layer="layout" svg:x1="5.8cm" svg:y1="17.2cm" svg:x2="22.4cm" svg:y2="17.2cm">
          <text:p/>
        </draw:line>
        <draw:line draw:style-name="gr8" draw:text-style-name="P1" draw:layer="layout" svg:x1="5.9cm" svg:y1="17.2cm" svg:x2="5.9cm" svg:y2="12cm">
          <text:p/>
        </draw:line>
        <draw:line draw:style-name="gr9" draw:text-style-name="P1" draw:layer="layout" svg:x1="20.8cm" svg:y1="10cm" svg:x2="20.8cm" svg:y2="7.8cm">
          <text:p/>
        </draw:line>
        <draw:line draw:style-name="gr10" draw:text-style-name="P1" draw:layer="layout" svg:x1="5.8cm" svg:y1="17.2cm" svg:x2="3.4cm" svg:y2="18.4cm">
          <text:p/>
        </draw:line>
        <draw:line draw:style-name="gr10" draw:text-style-name="P1" draw:layer="layout" svg:x1="9.4cm" svg:y1="10.8cm" svg:x2="3.8cm" svg:y2="14cm">
          <text:p/>
        </draw:line>
        <draw:line draw:style-name="gr10" draw:text-style-name="P1" draw:layer="layout" svg:x1="23.6cm" svg:y1="17.2cm" svg:x2="26.191cm" svg:y2="14.2cm">
          <text:p/>
        </draw:line>
        <draw:line draw:style-name="gr10" draw:text-style-name="P1" draw:layer="layout" svg:x1="20.8cm" svg:y1="7.8cm" svg:x2="24cm" svg:y2="4.4cm">
          <text:p/>
        </draw:line>
        <draw:frame draw:style-name="gr4" draw:text-style-name="P4" draw:layer="layout" svg:width="1.209cm" svg:height="1.061cm" svg:x="26.191cm" svg:y="13.139cm">
          <draw:text-box>
            <text:p text:style-name="P4">P<text:span text:style-name="T1">3</text:span></text:p>
          </draw:text-box>
        </draw:frame>
        <draw:frame draw:style-name="gr4" draw:text-style-name="P5" draw:layer="layout" svg:width="0.934cm" svg:height="1.119cm" svg:x="6cm" svg:y="17.4cm">
          <draw:text-box>
            <text:p text:style-name="P5">5</text:p>
          </draw:text-box>
        </draw:frame>
        <draw:frame draw:style-name="gr4" draw:text-style-name="P5" draw:layer="layout" svg:width="0.934cm" svg:height="1.119cm" svg:x="19.8cm" svg:y="6.6cm">
          <draw:text-box>
            <text:p text:style-name="P5">1</text:p>
          </draw:text-box>
        </draw:frame>
        <draw:frame draw:style-name="gr4" draw:text-style-name="P5" draw:layer="layout" svg:width="0.934cm" svg:height="1.119cm" svg:x="21.866cm" svg:y="17.481cm">
          <draw:text-box>
            <text:p text:style-name="P5">4</text:p>
          </draw:text-box>
        </draw:frame>
        <draw:frame draw:style-name="gr4" draw:text-style-name="P5" draw:layer="layout" svg:width="0.934cm" svg:height="1.119cm" svg:x="20.866cm" svg:y="10.081cm">
          <draw:text-box>
            <text:p text:style-name="P5">2</text:p>
          </draw:text-box>
        </draw:frame>
        <draw:custom-shape draw:style-name="gr11" draw:text-style-name="P1" draw:layer="layout" svg:width="0.4cm" svg:height="0.4cm" svg:x="14.2cm" svg:y="6.9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1.061cm" svg:height="1.119cm" svg:x="13.9cm" svg:y="5.8cm">
          <draw:text-box>
            <text:p text:style-name="P6">C</text:p>
          </draw:text-box>
        </draw:frame>
        <draw:frame draw:style-name="gr4" draw:text-style-name="P4" draw:layer="layout" svg:width="1.209cm" svg:height="1.061cm" svg:x="2.591cm" svg:y="12cm">
          <draw:text-box>
            <text:p text:style-name="P4">P<text:span text:style-name="T1">1</text:span></text:p>
          </draw:text-box>
        </draw:frame>
        <draw:frame draw:style-name="gr4" draw:text-style-name="P4" draw:layer="layout" svg:width="1.209cm" svg:height="1.061cm" svg:x="3.4cm" svg:y="18.139cm">
          <draw:text-box>
            <text:p text:style-name="P4">P<text:span text:style-name="T1">3</text:span></text:p>
          </draw:text-box>
        </draw:frame>
        <draw:line draw:style-name="gr10" draw:text-style-name="P1" draw:layer="layout" svg:x1="5.9cm" svg:y1="12cm" svg:x2="3.4cm" svg:y2="13.4cm">
          <text:p/>
        </draw:line>
        <draw:line draw:style-name="gr10" draw:text-style-name="P1" draw:layer="layout" svg:x1="9.5cm" svg:y1="10.8cm" svg:x2="20cm" svg:y2="10.8cm">
          <text:p/>
        </draw:line>
        <draw:line draw:style-name="gr10" draw:text-style-name="P1" draw:layer="layout" svg:x1="22.4cm" svg:y1="7.8cm" svg:x2="25cm" svg:y2="5cm">
          <text:p/>
        </draw:line>
        <draw:frame draw:style-name="gr4" draw:text-style-name="P4" draw:layer="layout" svg:width="1.209cm" svg:height="1.061cm" svg:x="24.791cm" svg:y="4.139cm">
          <draw:text-box>
            <text:p text:style-name="P4">P<text:span text:style-name="T1">2</text:span></text:p>
          </draw:text-box>
        </draw:frame>
        <draw:line draw:style-name="gr6" draw:text-style-name="P1" draw:layer="layout" svg:x1="20.8cm" svg:y1="10cm" svg:x2="22.4cm" svg:y2="7.8cm">
          <text:p/>
        </draw:line>
        <draw:line draw:style-name="gr12" draw:text-style-name="P1" draw:layer="layout" svg:x1="22.4cm" svg:y1="17.2cm" svg:x2="22.4cm" svg:y2="7.8cm">
          <text:p/>
        </draw:line>
        <draw:line draw:style-name="gr13" draw:text-style-name="P1" draw:layer="layout" svg:x1="20cm" svg:y1="10.8cm" svg:x2="20.6cm" svg:y2="10.2cm">
          <text:p/>
        </draw:line>
        <draw:line draw:style-name="gr14" draw:text-style-name="P1" draw:layer="layout" svg:x1="22.4cm" svg:y1="17.2cm" svg:x2="23.6cm" svg:y2="17.2cm">
          <text:p/>
        </draw:line>
        <draw:frame draw:style-name="gr4" draw:text-style-name="P5" draw:layer="layout" svg:width="0.934cm" svg:height="1.119cm" svg:x="22.666cm" svg:y="8cm">
          <draw:text-box>
            <text:p text:style-name="P5">3</text:p>
          </draw:text-box>
        </draw:frame>
        <draw:path draw:style-name="gr15" draw:text-style-name="P1" draw:layer="layout" svg:width="14.096cm" svg:height="17.575cm" draw:transform="skewX (6.01395458279328E-017) rotate (1.18612575965535) translate (5.39999987325277cm 18.3999999486878cm)" svg:viewBox="0 0 14097 17576" svg:d="m0 0c27186-2 6684 17576 6684 17576">
          <text:p/>
        </draw:path>
        <draw:frame draw:style-name="gr4" draw:text-style-name="P4" draw:layer="layout" svg:width="1.209cm" svg:height="1.061cm" svg:x="2.592cm" svg:y="14.001cm">
          <draw:text-box>
            <text:p text:style-name="P4">P<text:span text:style-name="T1">2</text:span></text:p>
          </draw:text-box>
        </draw:frame>
        <draw:frame draw:style-name="gr4" draw:text-style-name="P5" draw:layer="layout" svg:width="0.934cm" svg:height="1.119cm" svg:x="5.266cm" svg:y="10.881cm">
          <draw:text-box>
            <text:p text:style-name="P5">6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8T16:01:44</dc:date>
    <dc:creator>Jeff Gomes</dc:creator>
    <meta:editing-duration>PT22H46M50S</meta:editing-duration>
    <meta:editing-cycles>10</meta:editing-cycles>
    <meta:generator>LibreOffice/3.5$Linux_X86_64 LibreOffice_project/350m1$Build-2</meta:generator>
    <meta:document-statistic meta:object-count="59"/>
  </office:meta>
</office:document-meta>
</file>